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cb6" officeooo:paragraph-rsid="0017d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chronize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2:48:46.946349027</meta:creation-date>
    <dc:date>2022-05-20T12:51:43.295751147</dc:date>
    <meta:editing-duration>PT2M56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4.7.2$Linux_X86_64 LibreOffice_project/40$Build-2</meta:generator>
  </office:meta>
</office:document-meta>
</file>